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6pt" fo:language="zxx" fo:country="none" officeooo:rsid="0009d1a5" officeooo:paragraph-rsid="0009d1a5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text-properties style:font-name="Carlito" fo:font-size="12pt" fo:language="zxx" fo:country="none" officeooo:rsid="0009d1a5" officeooo:paragraph-rsid="0009d1a5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text-properties style:font-name="Carlito" fo:language="zxx" fo:country="none" officeooo:rsid="0009d1a5" officeooo:paragraph-rsid="0009d1a5" style:language-asian="zxx" style:country-asian="none" style:language-complex="zxx" style:country-complex="none"/>
    </style:style>
    <style:style style:name="P4" style:family="paragraph" style:parent-style-name="Standard">
      <style:text-properties fo:color="#000000" style:font-name="Carlito" fo:font-size="12pt" fo:language="zxx" fo:country="none" officeooo:rsid="0009d1a5" officeooo:paragraph-rsid="0009d1a5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text-properties fo:language="zxx" fo:country="none" officeooo:paragraph-rsid="000b156d" style:language-asian="zxx" style:country-asian="none" style:language-complex="zxx" style:country-complex="none"/>
    </style:style>
    <style:style style:name="T1" style:family="text">
      <style:text-properties fo:font-style="normal" fo:font-weight="normal" style:font-style-asian="normal" style:font-weight-asian="normal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font-style="normal" fo:font-weight="normal" officeooo:rsid="000c2f45" style:font-style-asian="normal" style:font-weight-asian="normal"/>
    </style:style>
    <style:style style:name="T4" style:family="text">
      <style:text-properties style:font-name="Carlito" fo:font-style="normal" fo:font-weight="normal" officeooo:rsid="000b156d" style:font-style-asian="normal" style:font-weight-asian="normal"/>
    </style:style>
    <style:style style:name="T5" style:family="text">
      <style:text-properties style:font-name="Carlito" fo:font-style="normal" fo:font-weight="normal" officeooo:rsid="000b156d" style:font-style-asian="normal" style:font-weight-asian="normal" style:font-style-complex="normal"/>
    </style:style>
    <style:style style:name="T6" style:family="text">
      <style:text-properties style:font-name="Carlito" fo:font-style="italic" fo:font-weight="normal" officeooo:rsid="000b156d" style:font-style-asian="italic" style:font-weight-asian="normal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sme.class</text:p>
      <text:p text:style-name="P1"/>
      <text:p text:style-name="P1"/>
      <text:p text:style-name="P4"><text:span text:style-name="T1">- public </text:span><text:span text:style-name="T1">Point minimax(</text:span><text:span text:style-name="T1">int </text:span><text:span text:style-name="T1">depth, </text:span><text:span text:style-name="T1">boolean </text:span><text:span text:style-name="T1">Max, Board t):</text:span><text:span text:style-name="T3">q</text:span></text:p>
      <text:p text:style-name="P4"><text:span text:style-name="T1"/></text:p>
      <text:p text:style-name="P4"><text:span text:style-name="T1">Funció pública de la classe algorisme. Donat una profunditat, un booleà max amb valor true en cas de jugar amb les fitxes blanques i un tauler t retorna un Point indicant la jugada. Aquesta funció crida al mètode privat </text:span><text:span text:style-name="T7">minimax_rec</text:span><text:span text:style-name="T1"> per computar la jugada.</text:span></text:p>
      <text:p text:style-name="P4"><text:span text:style-name="T1"/></text:p>
      <text:p text:style-name="P4"><text:span text:style-name="T1"/></text:p>
      <text:p text:style-name="P4"><text:span text:style-name="T1">- </text:span><text:span text:style-name="T1">private int </text:span><text:span text:style-name="T1">minimax_rec(</text:span><text:span text:style-name="T1">int </text:span><text:span text:style-name="T1">depth, </text:span><text:span text:style-name="T1">boolean </text:span><text:span text:style-name="T1">Max, </text:span><text:span text:style-name="T1">int </text:span><text:span text:style-name="T1">h, Board t, </text:span><text:span text:style-name="T1">int </text:span><text:span text:style-name="T1">optima):</text:span></text:p>
      <text:p text:style-name="P4"><text:span text:style-name="T1"/></text:p>
      <text:p text:style-name="P5"><text:span text:style-name="T4">Mètode privat de la classe algorisme. És cridat per minimax. A cada recursió calcularà tots els possibles moviments al tauler t i farà la crida recursiva, amb h=h+1, per cada moviment. Quan h==depth estem al cas base. Es retornarà el valor de la funció heurística pel tauler. </text:span></text:p>
      <text:p text:style-name="P5"><text:span text:style-name="T4"/></text:p>
      <text:p text:style-name="P5"><text:span text:style-name="T4">Finalment, quan retorni fins a h==0 es triarà el moviment amb la puntuació més alta si Max (o la puntuació més baixa si !Max) i es retornarà a </text:span><text:span text:style-name="T6">minimax</text:span><text:span text:style-name="T5"> <text:s/>un int amb la posició del moviment òptim dins de l'array que conté tots els moviments possibles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10:30:28.778716967</meta:creation-date>
    <dc:date>2021-04-25T10:51:56.750545220</dc:date>
    <meta:editing-duration>PT5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6" meta:word-count="160" meta:character-count="929" meta:non-whitespace-character-count="773"/>
  </office:meta>
</office:document-meta>
</file>